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face style:name="Calibri1" svg:font-family="Calibri, Arial, Helvetica, sans-serif"/>
    <style:font-face style:name="Calibri" svg:font-family="Calibri, sans-serif"/>
    <style:font-face style:name="monospace" svg:font-family="monospace, Courier"/>
    <style:font-face style:name="verdana" svg:font-family="verdana, sans-serif"/>
    <style:font-face style:name="wf segoe-ui normal" svg:font-family="'wf segoe-ui normal', 'Segoe UI', 'Segoe WP', Tahoma, Arial, sans-serif"/>
    <style:font-face style:name="wf segoe-ui normal1" svg:font-family="'wf segoe-ui normal', 'Segoe UI', 'Segoe WP', Tahoma, Arial, sans-serif, serif, EmojiFont"/>
    <style:font-face style:name="wf segoe-ui semilight" svg:font-family="'wf segoe-ui semilight', 'Segoe UI Semilight', 'Segoe WP Semilight', 'Segoe UI', 'Segoe WP', Tahom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rsid="000d3ad6" officeooo:paragraph-rsid="000d3ad6"/>
    </style:style>
    <style:style style:name="P3" style:family="paragraph" style:parent-style-name="Standard">
      <style:paragraph-properties fo:margin-left="0in" fo:margin-right="0in" fo:orphans="2" fo:widows="2" fo:text-indent="0in" style:auto-text-indent="false"/>
      <style:text-properties officeooo:rsid="000d3ad6" officeooo:paragraph-rsid="0020870e"/>
    </style:style>
    <style:style style:name="P4" style:family="paragraph" style:parent-style-name="Standard">
      <style:paragraph-properties fo:margin-left="0in" fo:margin-right="0in" fo:orphans="2" fo:widows="2" fo:text-indent="0in" style:auto-text-indent="false"/>
      <style:text-properties officeooo:rsid="000f6572" officeooo:paragraph-rsid="000f6572"/>
    </style:style>
    <style:style style:name="P5" style:family="paragraph" style:parent-style-name="Standard">
      <style:paragraph-properties fo:margin-left="0in" fo:margin-right="0in" fo:orphans="2" fo:widows="2" fo:text-indent="0in" style:auto-text-indent="false"/>
      <style:text-properties officeooo:rsid="003c03e0" officeooo:paragraph-rsid="003d15ed"/>
    </style:style>
    <style:style style:name="P6" style:family="paragraph" style:parent-style-name="Standard">
      <style:paragraph-properties fo:margin-left="0in" fo:margin-right="0in" fo:orphans="2" fo:widows="2" fo:text-indent="0in" style:auto-text-indent="false"/>
      <style:text-properties fo:font-weight="bold" officeooo:rsid="001f3ec7" officeooo:paragraph-rsid="001f3ec7" style:font-weight-asian="bold" style:font-weight-complex="bold"/>
    </style:style>
    <style:style style:name="P7" style:family="paragraph" style:parent-style-name="Standard">
      <style:paragraph-properties fo:margin-left="0in" fo:margin-right="0in" fo:orphans="2" fo:widows="2" fo:text-indent="0in" style:auto-text-indent="false"/>
      <style:text-properties officeooo:rsid="003d15ed" officeooo:paragraph-rsid="003d15ed"/>
    </style:style>
    <style:style style:name="P8" style:family="paragraph" style:parent-style-name="Standard">
      <style:paragraph-properties fo:margin-left="0in" fo:margin-right="0in" fo:orphans="2" fo:widows="2" fo:text-indent="0in" style:auto-text-indent="false"/>
      <style:text-properties fo:font-variant="normal" fo:text-transform="none" fo:color="#212121" style:font-name="wf segoe-ui normal" fo:font-size="13.5pt" fo:letter-spacing="normal" fo:font-style="normal" fo:font-weight="normal"/>
    </style:style>
    <style:style style:name="P9" style:family="paragraph" style:parent-style-name="Standard">
      <style:paragraph-properties fo:margin-left="0in" fo:margin-right="0in" fo:orphans="2" fo:widows="2" fo:text-indent="0in" style:auto-text-indent="false"/>
      <style:text-properties fo:font-variant="normal" fo:text-transform="none" fo:color="#212121" style:font-name="wf segoe-ui normal1" fo:font-size="8.69999980926514pt" fo:letter-spacing="normal" fo:font-style="normal" fo:font-weight="normal"/>
    </style:style>
    <style:style style:name="P10" style:family="paragraph" style:parent-style-name="Standard">
      <style:paragraph-properties fo:margin-left="0in" fo:margin-right="0in" fo:orphans="2" fo:widows="2" fo:text-indent="0in" style:auto-text-indent="false"/>
      <style:text-properties fo:font-variant="normal" fo:text-transform="none" fo:color="#212121" fo:letter-spacing="normal"/>
    </style:style>
    <style:style style:name="P11" style:family="paragraph" style:parent-style-name="Standard">
      <style:paragraph-properties fo:margin-left="0in" fo:margin-right="0in" fo:orphans="2" fo:widows="2" fo:text-indent="0in" style:auto-text-indent="false"/>
      <style:text-properties officeooo:rsid="003702e5" officeooo:paragraph-rsid="003702e5"/>
    </style:style>
    <style:style style:name="P12" style:family="paragraph" style:parent-style-name="Standard">
      <style:paragraph-properties fo:margin-left="0in" fo:margin-right="0in" fo:orphans="2" fo:widows="2" fo:text-indent="0in" style:auto-text-indent="false"/>
      <style:text-properties officeooo:rsid="00387cef" officeooo:paragraph-rsid="00387cef"/>
    </style:style>
    <style:style style:name="P13" style:family="paragraph" style:parent-style-name="Standard">
      <style:paragraph-properties fo:margin-left="0in" fo:margin-right="0in" fo:orphans="2" fo:widows="2" fo:text-indent="0in" style:auto-text-indent="false"/>
      <style:text-properties officeooo:rsid="001935b7" officeooo:paragraph-rsid="001935b7"/>
    </style:style>
    <style:style style:name="P14" style:family="paragraph" style:parent-style-name="Standard">
      <style:paragraph-properties fo:margin-left="0in" fo:margin-right="0in" fo:orphans="2" fo:widows="2" fo:text-indent="0in" style:auto-text-indent="false"/>
      <style:text-properties officeooo:rsid="00213d62" officeooo:paragraph-rsid="00213d62"/>
    </style:style>
    <style:style style:name="P15" style:family="paragraph" style:parent-style-name="Standard">
      <style:paragraph-properties fo:margin-left="0in" fo:margin-right="0in" fo:orphans="2" fo:widows="2" fo:text-indent="0in" style:auto-text-indent="false"/>
      <style:text-properties officeooo:rsid="000f1fb4" officeooo:paragraph-rsid="000f6572"/>
    </style:style>
    <style:style style:name="P16" style:family="paragraph" style:parent-style-name="Standard">
      <style:paragraph-properties fo:margin-left="0in" fo:margin-right="0in" fo:orphans="2" fo:widows="2" fo:text-indent="0in" style:auto-text-indent="false"/>
      <style:text-properties officeooo:rsid="00176e19" officeooo:paragraph-rsid="00176e19"/>
    </style:style>
    <style:style style:name="P17" style:family="paragraph" style:parent-style-name="Standard">
      <style:paragraph-properties fo:margin-left="0in" fo:margin-right="0in" fo:orphans="2" fo:widows="2" fo:text-indent="0in" style:auto-text-indent="false"/>
      <style:text-properties officeooo:rsid="00142323" officeooo:paragraph-rsid="00142323"/>
    </style:style>
    <style:style style:name="P18" style:family="paragraph" style:parent-style-name="Standard">
      <style:paragraph-properties fo:margin-left="0in" fo:margin-right="0in" fo:orphans="2" fo:widows="2" fo:text-indent="0in" style:auto-text-indent="false"/>
      <style:text-properties officeooo:rsid="00142323" officeooo:paragraph-rsid="001d5cc3"/>
    </style:style>
    <style:style style:name="P19" style:family="paragraph" style:parent-style-name="Standard">
      <style:paragraph-properties fo:margin-left="0in" fo:margin-right="0in" fo:orphans="2" fo:widows="2" fo:text-indent="0in" style:auto-text-indent="false"/>
      <style:text-properties officeooo:rsid="0020870e" officeooo:paragraph-rsid="00213d62"/>
    </style:style>
    <style:style style:name="P20" style:family="paragraph" style:parent-style-name="Standard">
      <style:paragraph-properties fo:margin-left="0in" fo:margin-right="0in" fo:orphans="2" fo:widows="2" fo:text-indent="0in" style:auto-text-indent="false"/>
      <style:text-properties officeooo:rsid="001268bf" officeooo:paragraph-rsid="0020870e"/>
    </style:style>
    <style:style style:name="P21" style:family="paragraph" style:parent-style-name="Standard">
      <style:paragraph-properties fo:margin-left="0in" fo:margin-right="0in" fo:orphans="2" fo:widows="2" fo:text-indent="0in" style:auto-text-indent="false"/>
      <style:text-properties officeooo:rsid="005c164f" officeooo:paragraph-rsid="005c164f"/>
    </style:style>
    <style:style style:name="P22" style:family="paragraph" style:parent-style-name="Standard">
      <style:paragraph-properties fo:margin-left="0in" fo:margin-right="0in" fo:orphans="2" fo:widows="2" fo:text-indent="0in" style:auto-text-indent="false"/>
      <style:text-properties officeooo:rsid="005c164f" officeooo:paragraph-rsid="0068870e"/>
    </style:style>
    <style:style style:name="P23" style:family="paragraph" style:parent-style-name="Standard">
      <style:paragraph-properties fo:margin-left="0in" fo:margin-right="0in" fo:orphans="2" fo:widows="2" fo:text-indent="0in" style:auto-text-indent="false"/>
      <style:text-properties officeooo:rsid="005c7c89" officeooo:paragraph-rsid="005c7c89"/>
    </style:style>
    <style:style style:name="P24" style:family="paragraph" style:parent-style-name="Standard">
      <style:paragraph-properties fo:margin-left="0in" fo:margin-right="0in" fo:orphans="2" fo:widows="2" fo:text-indent="0in" style:auto-text-indent="false"/>
      <style:text-properties officeooo:rsid="005fa2df" officeooo:paragraph-rsid="005fa2df"/>
    </style:style>
    <style:style style:name="P25" style:family="paragraph" style:parent-style-name="Standard">
      <style:paragraph-properties fo:margin-left="0in" fo:margin-right="0in" fo:orphans="2" fo:widows="2" fo:text-indent="0in" style:auto-text-indent="false"/>
      <style:text-properties officeooo:rsid="005faee7" officeooo:paragraph-rsid="005fa2df"/>
    </style:style>
    <style:style style:name="P26" style:family="paragraph" style:parent-style-name="Standard">
      <style:paragraph-properties fo:margin-left="0in" fo:margin-right="0in" fo:orphans="2" fo:widows="2" fo:text-indent="0in" style:auto-text-indent="false"/>
      <style:text-properties officeooo:rsid="00275158" officeooo:paragraph-rsid="00275158"/>
    </style:style>
    <style:style style:name="P27" style:family="paragraph" style:parent-style-name="Standard">
      <style:paragraph-properties fo:margin-left="0in" fo:margin-right="0in" fo:orphans="2" fo:widows="2" fo:text-indent="0in" style:auto-text-indent="false"/>
      <style:text-properties officeooo:rsid="006cc54e" officeooo:paragraph-rsid="006cc54e"/>
    </style:style>
    <style:style style:name="P28" style:family="paragraph" style:parent-style-name="Standard">
      <style:paragraph-properties fo:margin-left="0in" fo:margin-right="0in" fo:orphans="2" fo:widows="2" fo:text-indent="0in" style:auto-text-indent="false"/>
      <style:text-properties fo:font-weight="normal" officeooo:rsid="005c164f" officeooo:paragraph-rsid="0068870e" style:font-weight-asian="normal" style:font-weight-complex="normal"/>
    </style:style>
    <style:style style:name="P29" style:family="paragraph" style:parent-style-name="Standard">
      <style:paragraph-properties fo:margin-left="0in" fo:margin-right="0in" fo:orphans="2" fo:widows="2" fo:text-indent="0in" style:auto-text-indent="false"/>
      <style:text-properties fo:font-weight="normal" officeooo:rsid="005fa2df" officeooo:paragraph-rsid="0062cb69" style:font-weight-asian="normal" style:font-weight-complex="normal"/>
    </style:style>
    <style:style style:name="P30" style:family="paragraph" style:parent-style-name="Standard">
      <style:paragraph-properties fo:margin-left="0in" fo:margin-right="0in" fo:orphans="2" fo:widows="2" fo:text-indent="0in" style:auto-text-indent="false" fo:break-before="page"/>
      <style:text-properties officeooo:rsid="000f1fb4" officeooo:paragraph-rsid="000f1fb4"/>
    </style:style>
    <style:style style:name="P31" style:family="paragraph" style:parent-style-name="Preformatted_20_Text">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bold" officeooo:rsid="000f6572" officeooo:paragraph-rsid="000f6572" style:font-size-asian="12pt" style:font-weight-asian="bold" style:font-size-complex="12pt" style:font-weight-complex="bold"/>
    </style:style>
    <style:style style:name="P32" style:family="paragraph" style:parent-style-name="Preformatted_20_Text">
      <style:paragraph-properties fo:margin-left="0in" fo:margin-right="0in" fo:orphans="2" fo:widows="2" fo:text-indent="0in" style:auto-text-indent="false"/>
      <style:text-properties fo:font-variant="normal" fo:text-transform="none" fo:color="#000000" style:font-name="monospace" fo:font-size="8.14999961853027pt" fo:letter-spacing="normal" fo:font-style="normal" fo:font-weight="normal" officeooo:rsid="005fa2df" officeooo:paragraph-rsid="005fa2df"/>
    </style:style>
    <style:style style:name="P33" style:family="paragraph" style:parent-style-name="Standard">
      <style:paragraph-properties fo:margin-left="0in" fo:margin-right="0in" fo:orphans="2" fo:widows="2" fo:text-indent="0in" style:auto-text-indent="false" style:border-line-width-bottom="0.0118in 0.0118in 0.0118in" fo:padding-left="0in" fo:padding-right="0in" fo:padding-top="0in" fo:padding-bottom="0.0291in" fo:border-left="none" fo:border-right="none" fo:border-top="none" fo:border-bottom="2.55pt double #000000" style:join-border="false"/>
      <style:text-properties officeooo:rsid="005fa2df" officeooo:paragraph-rsid="005fa2df"/>
    </style:style>
    <style:style style:name="P34" style:family="paragraph" style:parent-style-name="Standard">
      <style:paragraph-properties fo:margin-left="0in" fo:margin-right="0in" fo:orphans="2" fo:widows="2" fo:text-indent="0in" style:auto-text-indent="false" style:border-line-width-bottom="0.0118in 0.0118in 0.0118in" fo:padding-left="0in" fo:padding-right="0in" fo:padding-top="0in" fo:padding-bottom="0.0291in" fo:border-left="none" fo:border-right="none" fo:border-top="none" fo:border-bottom="2.55pt double #000000" style:join-border="false"/>
      <style:text-properties officeooo:rsid="005fa2df" officeooo:paragraph-rsid="00775631"/>
    </style:style>
    <style:style style:name="P35"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style>
    <style:style style:name="P36"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text-properties fo:color="#000000" style:font-name="wf segoe-ui semilight" fo:font-size="10.8000001907349pt" style:font-name-asian="wf segoe-ui semilight" style:font-size-asian="10.8000001907349pt" style:font-name-complex="wf segoe-ui semilight" style:font-size-complex="10.8000001907349pt"/>
    </style:style>
    <style:style style:name="P37"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text-properties fo:color="#000000" style:font-name="Calibri" fo:font-size="11pt"/>
    </style:style>
    <style:style style:name="P38"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text-properties fo:color="#333333"/>
    </style:style>
    <style:style style:name="P39"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style>
    <style:style style:name="P40"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text-properties fo:color="#333333" style:font-name="verdana" fo:font-size="10.8000001907349pt"/>
    </style:style>
    <style:style style:name="P41"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text-properties fo:color="#333333" style:font-name="verdana" fo:font-size="10.8000001907349pt" style:font-name-asian="wf segoe-ui semilight" style:font-size-asian="10.8000001907349pt" style:font-name-complex="wf segoe-ui semilight" style:font-size-complex="10.8000001907349pt"/>
    </style:style>
    <style:style style:name="P42"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text-properties style:font-name="verdana"/>
    </style:style>
    <style:style style:name="P43" style:family="paragraph" style:parent-style-name="Text_20_body">
      <style:paragraph-properties fo:margin-top="0in" fo:margin-bottom="0in" loext:contextual-spacing="false"/>
    </style:style>
    <style:style style:name="P44" style:family="paragraph" style:parent-style-name="Text_20_body">
      <style:paragraph-properties fo:margin-top="0in" fo:margin-bottom="0in" loext:contextual-spacing="false"/>
      <style:text-properties fo:color="#000000" style:font-name="Calibri1" fo:font-size="9pt"/>
    </style:style>
    <style:style style:name="P45" style:family="paragraph" style:parent-style-name="Text_20_body">
      <style:paragraph-properties fo:margin-top="0in" fo:margin-bottom="0in" loext:contextual-spacing="false"/>
      <style:text-properties fo:color="#000000" style:font-name="Calibri1" fo:font-size="12pt"/>
    </style:style>
    <style:style style:name="P46" style:family="paragraph" style:parent-style-name="Text_20_body">
      <style:paragraph-properties fo:margin-top="0in" fo:margin-bottom="0in" loext:contextual-spacing="false"/>
      <style:text-properties fo:color="#000000" style:font-name="Calibri1" fo:font-size="14.3999996185303pt"/>
    </style:style>
    <style:style style:name="P47" style:family="paragraph" style:parent-style-name="Text_20_body">
      <style:paragraph-properties fo:margin-top="0in" fo:margin-bottom="0in" loext:contextual-spacing="false"/>
      <style:text-properties style:font-name="Calibri1" fo:font-size="14.3999996185303pt"/>
    </style:style>
    <style:style style:name="P48"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style>
    <style:style style:name="P49"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verdana" fo:font-size="13.5pt" fo:letter-spacing="normal" fo:font-style="normal" fo:font-weight="normal"/>
    </style:style>
    <style:style style:name="P50"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verdana" fo:font-size="13.5pt" fo:letter-spacing="normal" fo:font-style="italic" fo:font-weight="normal"/>
    </style:style>
    <style:style style:name="P51"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wf segoe-ui semilight" fo:font-size="10.8000001907349pt" fo:letter-spacing="normal" fo:font-style="italic" fo:font-weight="normal"/>
    </style:style>
    <style:style style:name="P52"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wf segoe-ui semilight" fo:font-size="10.8000001907349pt" fo:letter-spacing="normal" fo:font-style="normal" fo:font-weight="normal"/>
    </style:style>
    <style:style style:name="P53"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fo:letter-spacing="normal" fo:font-style="normal" fo:font-weight="normal"/>
    </style:style>
    <style:style style:name="P54"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212121" style:font-name="Abyssinica SIL" fo:font-size="13pt" fo:letter-spacing="normal" fo:font-style="normal" fo:font-weight="normal"/>
    </style:style>
    <style:style style:name="P55"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212121" style:font-name="Abyssinica SIL" fo:font-size="13pt" fo:letter-spacing="normal" fo:font-style="italic" fo:font-weight="normal"/>
    </style:style>
    <style:style style:name="P56"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color="#212121" style:font-name="Abyssinica SIL" fo:font-size="13pt" fo:font-style="italic"/>
    </style:style>
    <style:style style:name="P57"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style:font-name="verdana" fo:font-size="13.5pt"/>
    </style:style>
    <style:style style:name="P58"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style:font-name="verdana" fo:font-size="13.5pt" fo:font-style="italic"/>
    </style:style>
    <style:style style:name="P59" style:family="paragraph" style:parent-style-name="Quotations">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wf segoe-ui semilight" fo:font-size="10.8000001907349pt" fo:letter-spacing="normal" fo:font-style="normal" fo:font-weight="normal"/>
    </style:style>
    <style:style style:name="P60" style:family="paragraph" style:parent-style-name="Quotations">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Calibri1" fo:font-size="12pt" fo:letter-spacing="normal" fo:font-style="normal" fo:font-weight="normal"/>
    </style:style>
    <style:style style:name="P61" style:family="paragraph" style:parent-style-name="Text_20_body">
      <style:paragraph-properties fo:margin-top="0.3752in" fo:margin-bottom="0.0972in" loext:contextual-spacing="false" style:writing-mode="lr-tb"/>
    </style:style>
    <style:style style:name="P62" style:family="paragraph" style:parent-style-name="Text_20_body">
      <style:paragraph-properties fo:margin-top="0.3752in" fo:margin-bottom="0.0972in" loext:contextual-spacing="false" style:writing-mode="lr-tb"/>
      <style:text-properties fo:color="#333333" style:font-name="verdana" fo:font-size="10.8000001907349pt"/>
    </style:style>
    <style:style style:name="P63" style:family="paragraph" style:parent-style-name="Text_20_body">
      <style:paragraph-properties fo:margin-top="0.3752in" fo:margin-bottom="0.0972in" loext:contextual-spacing="false" style:writing-mode="lr-tb"/>
      <style:text-properties fo:color="#333333" style:font-name="verdana" fo:font-size="10.8000001907349pt" style:font-name-asian="wf segoe-ui semilight" style:font-size-asian="10.8000001907349pt" style:font-name-complex="wf segoe-ui semilight" style:font-size-complex="10.8000001907349pt"/>
    </style:style>
    <style:style style:name="P64" style:family="paragraph" style:parent-style-name="Text_20_body">
      <style:paragraph-properties fo:margin-top="0.3752in" fo:margin-bottom="0.0972in" loext:contextual-spacing="false" style:writing-mode="lr-tb"/>
      <style:text-properties style:font-name="verdana"/>
    </style:style>
    <style:style style:name="P65" style:family="paragraph" style:parent-style-name="Text_20_body">
      <style:paragraph-properties fo:margin-top="0.3752in" fo:margin-bottom="0.0972in" loext:contextual-spacing="false"/>
    </style:style>
    <style:style style:name="P66" style:family="paragraph" style:parent-style-name="Text_20_body">
      <style:paragraph-properties fo:margin-top="0.3752in" fo:margin-bottom="0.0972in" loext:contextual-spacing="false"/>
      <style:text-properties fo:color="#000000" style:font-name="Calibri" fo:font-size="11pt"/>
    </style:style>
    <style:style style:name="P67" style:family="paragraph" style:parent-style-name="Text_20_body">
      <style:paragraph-properties fo:margin-top="0.3752in" fo:margin-bottom="0.0972in" loext:contextual-spacing="false"/>
      <style:text-properties fo:color="#333333"/>
    </style:style>
    <style:style style:name="P68" style:family="paragraph" style:parent-style-name="Horizontal_20_Line">
      <style:paragraph-properties fo:margin-top="0.3752in" fo:margin-bottom="0.0972in" loext:contextual-spacing="false"/>
    </style:style>
    <style:style style:name="P69" style:family="paragraph" style:parent-style-name="Quotations">
      <style:paragraph-properties fo:margin-top="0.3752in" fo:margin-bottom="0.0972in" loext:contextual-spacing="false"/>
    </style:style>
    <style:style style:name="P70" style:family="paragraph" style:parent-style-name="Quotations">
      <style:paragraph-properties fo:margin-top="0.3752in" fo:margin-bottom="0.0972in" loext:contextual-spacing="false"/>
      <style:text-properties fo:color="#212121" style:font-name="verdana" fo:font-size="13.5pt"/>
    </style:style>
    <style:style style:name="P71" style:family="paragraph" style:parent-style-name="Quotations">
      <style:paragraph-properties fo:margin-top="0.3752in" fo:margin-bottom="0.0972in" loext:contextual-spacing="false"/>
      <style:text-properties fo:color="#000000"/>
    </style:style>
    <style:style style:name="P72" style:family="paragraph" style:parent-style-name="Quotations">
      <style:paragraph-properties fo:margin-top="0.3752in" fo:margin-bottom="0.0972in" loext:contextual-spacing="false"/>
      <style:text-properties fo:color="#000000" style:font-name="Calibri1" fo:font-size="12pt"/>
    </style:style>
    <style:style style:name="P73" style:family="paragraph" style:parent-style-name="Standard">
      <style:text-properties officeooo:paragraph-rsid="000a112e"/>
    </style:style>
    <style:style style:name="P74" style:family="paragraph" style:parent-style-name="Standard">
      <style:text-properties officeooo:paragraph-rsid="003a2a38"/>
    </style:style>
    <style:style style:name="P75" style:family="paragraph" style:parent-style-name="Standard">
      <style:text-properties fo:font-weight="bold" officeooo:rsid="003a2a38" officeooo:paragraph-rsid="003d15ed" style:font-weight-asian="bold" style:font-weight-complex="bold"/>
    </style:style>
    <style:style style:name="P76" style:family="paragraph" style:parent-style-name="Standard">
      <style:text-properties officeooo:rsid="003f12b4" officeooo:paragraph-rsid="003d15ed"/>
    </style:style>
    <style:style style:name="P77" style:family="paragraph" style:parent-style-name="Standard">
      <style:text-properties officeooo:rsid="0042657b" officeooo:paragraph-rsid="0042657b"/>
    </style:style>
    <style:style style:name="P78" style:family="paragraph" style:parent-style-name="Standard">
      <style:text-properties fo:font-variant="normal" fo:text-transform="none" fo:color="#000000" fo:letter-spacing="normal" fo:font-style="italic" fo:font-weight="normal" officeooo:rsid="0042657b" officeooo:paragraph-rsid="0042657b"/>
    </style:style>
    <style:style style:name="P79" style:family="paragraph" style:parent-style-name="Standard">
      <style:text-properties fo:font-variant="normal" fo:text-transform="none" fo:color="#000000" fo:letter-spacing="normal" fo:font-style="normal" fo:font-weight="normal" officeooo:rsid="00496827" officeooo:paragraph-rsid="00496827" style:font-style-asian="normal" style:font-style-complex="normal"/>
    </style:style>
    <style:style style:name="P80" style:family="paragraph" style:parent-style-name="Standard">
      <style:text-properties fo:font-variant="normal" fo:text-transform="none" fo:color="#000000" fo:letter-spacing="normal" fo:font-style="normal" fo:font-weight="normal" officeooo:rsid="00467ba1" officeooo:paragraph-rsid="00467ba1" style:font-style-asian="normal" style:font-style-complex="normal"/>
    </style:style>
    <style:style style:name="P81" style:family="paragraph" style:parent-style-name="Standard">
      <style:text-properties fo:font-style="normal" officeooo:paragraph-rsid="0042657b" style:font-style-asian="normal" style:font-style-complex="normal"/>
    </style:style>
    <style:style style:name="P82" style:family="paragraph" style:parent-style-name="Standard">
      <style:text-properties fo:font-style="normal" officeooo:paragraph-rsid="00467ba1" style:font-style-asian="normal" style:font-style-complex="normal"/>
    </style:style>
    <style:style style:name="P83" style:family="paragraph" style:parent-style-name="Standard">
      <style:text-properties fo:font-style="normal" officeooo:paragraph-rsid="0046a2ea" style:font-style-asian="normal" style:font-style-complex="normal"/>
    </style:style>
    <style:style style:name="P84" style:family="paragraph" style:parent-style-name="Standard">
      <style:text-properties fo:font-style="normal" officeooo:paragraph-rsid="00496827" style:font-style-asian="normal" style:font-style-complex="normal"/>
    </style:style>
    <style:style style:name="P85" style:family="paragraph" style:parent-style-name="Standard">
      <style:text-properties officeooo:rsid="003d15ed" officeooo:paragraph-rsid="004dde84"/>
    </style:style>
    <style:style style:name="P86" style:family="paragraph" style:parent-style-name="Standard">
      <style:paragraph-properties fo:margin-top="0in" fo:margin-bottom="0.25in" loext:contextual-spacing="false"/>
      <style:text-properties fo:color="#333333" style:font-name="wf segoe-ui semilight" fo:font-size="21.6000003814697pt"/>
    </style:style>
    <style:style style:name="P87" style:family="paragraph" style:parent-style-name="Standard">
      <style:paragraph-properties fo:margin-top="0.1874in" fo:margin-bottom="0.0626in" loext:contextual-spacing="false" fo:text-align="start" style:justify-single-word="false"/>
      <style:text-properties fo:color="#333333" style:font-name="wf segoe-ui normal" fo:font-size="15.3000001907349pt" loext:padding="0in" loext:border="none"/>
    </style:style>
    <style:style style:name="P88" style:family="paragraph" style:parent-style-name="Standard">
      <style:paragraph-properties fo:margin-top="0.0874in" fo:margin-bottom="0.2in" loext:contextual-spacing="false"/>
      <style:text-properties fo:color="#666666" style:font-name="wf segoe-ui normal" fo:font-size="9.89999961853027pt" loext:padding="0in" loext:border="none"/>
    </style:style>
    <style:style style:name="P89" style:family="paragraph" style:parent-style-name="Standard">
      <style:paragraph-properties fo:margin-top="0.15in" fo:margin-bottom="0.2in" loext:contextual-spacing="false"/>
      <style:text-properties loext:padding="0in" loext:border="none"/>
    </style:style>
    <style:style style:name="P90" style:family="paragraph" style:parent-style-name="Horizontal_20_Line">
      <style:paragraph-properties fo:margin-left="0.3937in" fo:margin-right="0.3937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1" style:family="paragraph" style:parent-style-name="Horizontal_20_Line">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2"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3"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2pt"/>
    </style:style>
    <style:style style:name="P94"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2pt" style:font-name-asian="Calibri1" style:font-size-asian="12pt" style:font-name-complex="Calibri1" style:font-size-complex="12pt"/>
    </style:style>
    <style:style style:name="P95"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212121" style:font-name="verdana" fo:font-size="13.5pt"/>
    </style:style>
    <style:style style:name="P96" style:family="paragraph" style:parent-style-name="Horizontal_20_Line">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7" style:family="paragraph" style:parent-style-name="Quotations">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8" style:family="paragraph" style:parent-style-name="Quotations">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2pt" style:font-name-asian="Calibri1" style:font-size-asian="12pt" style:font-name-complex="Calibri1" style:font-size-complex="12pt"/>
    </style:style>
    <style:style style:name="P99" style:family="paragraph" style:parent-style-name="Quotations">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4.3999996185303pt"/>
    </style:style>
    <style:style style:name="T1" style:family="text">
      <style:text-properties fo:font-variant="normal" fo:text-transform="none" fo:color="#212121" style:font-name="wf segoe-ui normal" fo:font-size="11.6999998092651pt" fo:letter-spacing="normal" fo:font-style="normal" fo:font-weight="normal"/>
    </style:style>
    <style:style style:name="T2" style:family="text">
      <style:text-properties fo:font-variant="normal" fo:text-transform="none" fo:color="#212121" style:font-name="Abyssinica SIL" fo:font-size="13pt" fo:letter-spacing="normal" fo:font-style="italic" fo:font-weight="normal"/>
    </style:style>
    <style:style style:name="T3" style:family="text">
      <style:text-properties fo:font-variant="normal" fo:text-transform="none" style:font-name="wf segoe-ui normal" fo:font-size="11.6999998092651pt" fo:letter-spacing="normal" fo:font-style="normal" fo:font-weight="normal"/>
    </style:style>
    <style:style style:name="T4" style:family="text">
      <style:text-properties fo:font-variant="normal" fo:text-transform="none" fo:color="#000000" style:font-name="wf segoe-ui semilight" fo:font-size="10.8000001907349pt" fo:letter-spacing="normal" fo:font-style="italic" fo:font-weight="normal"/>
    </style:style>
    <style:style style:name="T5" style:family="text">
      <style:text-properties fo:font-variant="normal" fo:text-transform="none" fo:color="#000000" fo:letter-spacing="normal" fo:font-weight="normal"/>
    </style:style>
    <style:style style:name="T6" style:family="text">
      <style:text-properties fo:font-variant="normal" fo:text-transform="none" fo:color="#000000" fo:letter-spacing="normal" fo:font-weight="normal" officeooo:rsid="0042657b"/>
    </style:style>
    <style:style style:name="T7" style:family="text">
      <style:text-properties fo:font-variant="normal" fo:text-transform="none" fo:color="#000000" fo:letter-spacing="normal" fo:font-weight="normal" officeooo:rsid="00442348"/>
    </style:style>
    <style:style style:name="T8" style:family="text">
      <style:text-properties fo:font-variant="normal" fo:text-transform="none" fo:color="#000000" fo:letter-spacing="normal" fo:font-weight="normal" officeooo:rsid="00467ba1"/>
    </style:style>
    <style:style style:name="T9" style:family="text">
      <style:text-properties fo:font-variant="normal" fo:text-transform="none" fo:color="#000000" fo:letter-spacing="normal" fo:font-weight="normal" officeooo:rsid="0046a2ea"/>
    </style:style>
    <style:style style:name="T10" style:family="text">
      <style:text-properties fo:font-variant="normal" fo:text-transform="none" fo:color="#000000" fo:letter-spacing="normal" fo:font-weight="normal" officeooo:rsid="00496827"/>
    </style:style>
    <style:style style:name="T11" style:family="text">
      <style:text-properties fo:color="#212121" style:font-name="verdana" fo:font-size="13.5pt"/>
    </style:style>
    <style:style style:name="T12" style:family="text">
      <style:text-properties fo:color="#666666" style:font-name="wf segoe-ui semilight" fo:font-size="9pt"/>
    </style:style>
    <style:style style:name="T13" style:family="text">
      <style:text-properties fo:color="#333333" style:font-name="wf segoe-ui semilight" fo:font-size="10.8000001907349pt"/>
    </style:style>
    <style:style style:name="T14" style:family="text">
      <style:text-properties fo:color="#333333" style:font-name="verdana" fo:font-size="10.8000001907349pt"/>
    </style:style>
    <style:style style:name="T15" style:family="text">
      <style:text-properties style:font-name="verdana" fo:font-size="13.5pt"/>
    </style:style>
    <style:style style:name="T16" style:family="text">
      <style:text-properties style:font-name="Calibri1" fo:font-size="12pt"/>
    </style:style>
    <style:style style:name="T17" style:family="text">
      <style:text-properties fo:color="#000000" style:font-name="Calibri" fo:font-size="11pt"/>
    </style:style>
    <style:style style:name="T18" style:family="text">
      <style:text-properties fo:color="#000000" style:font-name="Calibri" fo:font-size="11pt" fo:font-weight="bold"/>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74d077" style:font-weight-asian="bold" style:font-weight-complex="bold"/>
    </style:style>
    <style:style style:name="T22" style:family="text">
      <style:text-properties officeooo:rsid="000a112e"/>
    </style:style>
    <style:style style:name="T23" style:family="text">
      <style:text-properties officeooo:rsid="000f6572"/>
    </style:style>
    <style:style style:name="T24" style:family="text">
      <style:text-properties officeooo:rsid="001103e8"/>
    </style:style>
    <style:style style:name="T25" style:family="text">
      <style:text-properties officeooo:rsid="001b0b18"/>
    </style:style>
    <style:style style:name="T26" style:family="text">
      <style:text-properties officeooo:rsid="001c5ddf"/>
    </style:style>
    <style:style style:name="T27" style:family="text">
      <style:text-properties officeooo:rsid="001d5cc3"/>
    </style:style>
    <style:style style:name="T28" style:family="text">
      <style:text-properties officeooo:rsid="001f3ec7"/>
    </style:style>
    <style:style style:name="T29" style:family="text">
      <style:text-properties officeooo:rsid="002e1d6b"/>
    </style:style>
    <style:style style:name="T30" style:family="text">
      <style:text-properties officeooo:rsid="0037a576"/>
    </style:style>
    <style:style style:name="T31" style:family="text">
      <style:text-properties officeooo:rsid="00387cef"/>
    </style:style>
    <style:style style:name="T32" style:family="text">
      <style:text-properties officeooo:rsid="0042657b"/>
    </style:style>
    <style:style style:name="T33" style:family="text">
      <style:text-properties officeooo:rsid="004aa69f"/>
    </style:style>
    <style:style style:name="T34" style:family="text">
      <style:text-properties officeooo:rsid="004dde84"/>
    </style:style>
    <style:style style:name="T35" style:family="text">
      <style:text-properties fo:color="#800000" style:text-underline-style="solid" style:text-underline-width="auto" style:text-underline-color="font-color"/>
    </style:style>
    <style:style style:name="T36" style:family="text">
      <style:text-properties fo:color="#800000" style:text-underline-style="solid" style:text-underline-width="auto" style:text-underline-color="font-color" fo:font-weight="bold" style:font-weight-asian="bold" style:font-weight-complex="bold"/>
    </style:style>
    <style:style style:name="T37" style:family="text">
      <style:text-properties officeooo:rsid="005c164f"/>
    </style:style>
    <style:style style:name="T38" style:family="text">
      <style:text-properties officeooo:rsid="005e5395"/>
    </style:style>
    <style:style style:name="T39" style:family="text">
      <style:text-properties officeooo:rsid="00649c6b"/>
    </style:style>
    <style:style style:name="T40" style:family="text">
      <style:text-properties style:font-name="wf segoe-ui normal1" fo:font-size="8.69999980926514pt" fo:font-style="normal" fo:font-weight="normal"/>
    </style:style>
    <style:style style:name="T41" style:family="text">
      <style:text-properties officeooo:rsid="0066c730"/>
    </style:style>
    <style:style style:name="T42" style:family="text">
      <style:text-properties officeooo:rsid="0068870e"/>
    </style:style>
    <style:style style:name="T43" style:family="text">
      <style:text-properties officeooo:rsid="006d2319"/>
    </style:style>
    <style:style style:name="T44" style:family="text">
      <style:text-properties officeooo:rsid="006d59cb"/>
    </style:style>
    <style:style style:name="T45" style:family="text">
      <style:text-properties fo:font-weight="normal" officeooo:rsid="0068870e" style:font-weight-asian="normal" style:font-weight-complex="normal"/>
    </style:style>
    <style:style style:name="T46" style:family="text">
      <style:text-properties fo:font-weight="normal" officeooo:rsid="0066c730" style:font-weight-asian="normal" style:font-weight-complex="normal"/>
    </style:style>
    <style:style style:name="T47" style:family="text">
      <style:text-properties officeooo:rsid="0079ef9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style:style style:name="Sect3"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2019.01.0<text:span text:style-name="T47">9</text:span></text:p>
      <text:p text:style-name="P32">./uhd_image_builder.py window fft duc duc -d e310 -t E310_RFNOC_sg3 -m 5 --fill-with-fifos -g</text:p>
      <text:p text:style-name="P32"/>
      <text:p text:style-name="P34"/>
      <text:p text:style-name="P34">#2019.01.06</text:p>
      <text:p text:style-name="P24">To setup E312 environment on Ubuntu 18.04LTS using PYBOMBS:(https://kb.ettus.com/Software_Development_on_the_E310_and_E312#Running_the_new_UHD_via_sshfs)</text:p>
      <text:p text:style-name="P29"><text:span text:style-name="T39">sudo </text:span>pybombs prefix init /home/james/rfnoc_E312 -R e3xx-rfnoc -a <text:s/>rfnoc_E312</text:p>
      <text:p text:style-name="P25"/>
      <text:p text:style-name="P33"># Old notes</text:p>
      <text:p text:style-name="P17"># After build fpga code from Vivado, copy the bit file form laptop to ettus:</text:p>
      <text:p text:style-name="P18">cd <text:span text:style-name="T27">/opt/e312_dev/src/uhd/fpga-src/usrp3/top/e300/build-E310_sg3/project_1/project_1.runs/impl_1</text:span></text:p>
      <text:p text:style-name="P2"><text:span text:style-name="T20">scp e300.bit </text:span><text:a xlink:type="simple" xlink:href="mailto:root@192.168.2.2" text:style-name="Internet_20_link" text:visited-style-name="Visited_20_Internet_20_Link"><text:span text:style-name="T20">root@192.168.2.</text:span></text:a><text:span text:style-name="T36">3</text:span><text:span text:style-name="T20">:/usr/share/uhd/images/usrp_e310_fpga_sg3.bit</text:span></text:p>
      <text:p text:style-name="P2"/>
      <text:p text:style-name="P19"><text:bookmark-start text:name="__DdeLink__826_1466201286"/>1. In Ettus type the following command:</text:p>
      <text:p text:style-name="P3"># <text:span text:style-name="T26">Mount usr folder </text:span></text:p>
      <text:p text:style-name="P20"><text:span text:style-name="T37">Ubuntu 14.04: </text:span>sshfs james@192.168.2.1:/opt/e312_dev usr</text:p>
      <text:p text:style-name="P28">Ubuntu 18.04: </text:p>
      <text:p text:style-name="P22"><text:span text:style-name="T45">Main</text:span><text:span text:style-name="T42"> : </text:span><text:span text:style-name="T20">sshfs james@192.168.2.1:/home/james/rfnoc_</text:span><text:span text:style-name="T21">E</text:span><text:span text:style-name="T20">312 rfnoc_</text:span><text:span text:style-name="T21">E</text:span><text:span text:style-name="T20">312</text:span></text:p>
      <text:p text:style-name="P21"><text:span text:style-name="T46">For testing</text:span><text:span text:style-name="T41">: </text:span>sshfs james@192.168.2.1:/media/james/efc6e93f-c6a3-41bb-8201-7e718f1def6a/opt/e312_dev/ usr<text:span text:style-name="T41">)</text:span></text:p>
      <text:p text:style-name="P21"/>
      <text:p text:style-name="P17"># <text:span text:style-name="T23">This is necessary！Only after this command e312 can use UHD 3.10.1C++ code</text:span></text:p>
      <text:p text:style-name="P26"><text:span text:style-name="T44">Ubuntu 14.04: </text:span>source usr/setup_env</text:p>
      <text:p text:style-name="P27"><text:span text:style-name="T43">Ubuntu 18.04: </text:span><text:span text:style-name="T20">source rfnoc_E312/setup_env</text:span></text:p>
      <text:p text:style-name="P27"/>
      <text:p text:style-name="P16"># <text:s/><text:span text:style-name="T23">Check which version of the UHD is using</text:span></text:p>
      <text:p text:style-name="P15"><text:bookmark-start text:name="__DdeLink__920_1638407408"/>which uhd_find_devices<text:bookmark-end text:name="__DdeLink__920_1638407408"/><text:bookmark-end text:name="__DdeLink__826_1466201286"/></text:p>
      <text:p text:style-name="P23">The output should be “/home/root/usr/usr/bin/uhd_find_devices”</text:p>
      <text:p text:style-name="P23"/>
      <text:p text:style-name="P23"/>
      <text:p text:style-name="P14">2.<text:span text:style-name="T28"> <text:s/></text:span>In your<text:span text:style-name="T28"> Laptop</text:span></text:p>
      <text:p text:style-name="P4"># <text:span text:style-name="T28">Makefile cross-compile, Cmake setup:</text:span></text:p>
      <text:p text:style-name="P31"><text:bookmark-start text:name="__DdeLink__1525_1202678523"/>cmake -DCMAKE_TOOLCHAIN_FILE=../host/cmake/Toolchains/oe-sdk_cross.cmake -DCMAKE_INSTALL_PREFIX=/usr -DENABLE_E300=ON ..</text:p>
      <text:p text:style-name="P7"><text:bookmark-end text:name="__DdeLink__1525_1202678523"/># Run the generated make file:</text:p>
      <text:p text:style-name="P6"><text:bookmark-start text:name="__DdeLink__767_932624386"/>make -j4<text:bookmark-end text:name="__DdeLink__767_932624386"/></text:p>
      <text:p text:style-name="P85"># (<text:span text:style-name="T33">This step should not be skipped as long as it is necessary to update the libuhd.so</text:span>)The story about the e300_impli.cpp and multi_usrp.cpp: You have to set this to update libuhd.so for which you have to go into <text:span text:style-name="T34">/opt/e312_dev/src/uhd/host/build/lib or upper directory in /opt/e312_dev/src/uhd/host/build/</text:span></text:p>
      <text:p text:style-name="P75">make install <text:bookmark-start text:name="__DdeLink__812_505904912"/>DESTDIR=/opt/e312_dev/<text:bookmark-end text:name="__DdeLink__812_505904912"/></text:p>
      <text:p text:style-name="P76">#It is a dynamic link in runtime. The directory can be checked in putty in E312 by:</text:p>
      <text:p text:style-name="P5">ldd rx_samples_to_file</text:p>
      <text:p text:style-name="P5"/>
      <text:p text:style-name="P13"><text:span text:style-name="T31">3. </text:span>#Edit C++ file, <text:s/>the code requires <text:s/>-std=c++11, <text:span text:style-name="T25">find the file adding flag use the following command</text:span></text:p>
      <text:p text:style-name="P13">grep <text:s/>-e "-std=c++11" </text:p>
      <text:p text:style-name="P13"/>
      <text:p text:style-name="P4">make install DESTDIR=/opt/e312_dev （This is necessary！)</text:p>
      <text:p text:style-name="P12">4. </text:p>
      <text:p text:style-name="P4">3.10.1.1 is a good one. <text:span text:style-name="T24">Use both the .cpp and fpga src</text:span></text:p>
      <text:p text:style-name="P12"><text:soft-page-break/>5. <text:span text:style-name="T24">If you wanna build with Vivado GUI then do： make E310_sg3 GUI=1</text:span></text:p>
      <text:p text:style-name="P12">6. <text:span text:style-name="T30">Stop one channel of radios:</text:span></text:p>
      <text:p text:style-name="P11">/opt/e312_dev/src/uhd/host/lib/usrp/e300/e300_fpga_defs.hpp:22:static const size_t NUM_RADIOS = 2; </text:p>
      <text:p text:style-name="P30"/>
      <text:p text:style-name="P1"/>
      <text:p text:style-name="P1"><text:span text:style-name="T1">I also asked the smart guys and they pointed me at this:</text:span><text:line-break/><text:line-break/><text:bookmark text:name="LPlnk476124"/><text:a xlink:type="simple" xlink:href="https://github.com/EttusResearch/uhd/tree/master/host/examples/init_usrp" office:target-frame-name="_blank" xlink:show="new" text:style-name="Internet_20_link" text:visited-style-name="Visited_20_Internet_20_Link"><text:span text:style-name="T3">https://github.com/EttusResearch/uhd/tree/master/host/examples/init_usrp</text:span></text:a><text:line-break/><text:line-break/></text:p>
      <text:p text:style-name="Standard"/>
      <text:p text:style-name="Standard"/>
      <text:p text:style-name="P8">Hi Xingjian,</text:p>
      <text:p text:style-name="P8"/>
      <text:p text:style-name="P8">You will need to pass the custom FPGA image as an argument when ever you're interacting with the E310.</text:p>
      <text:p text:style-name="P8"/>
      <text:p text:style-name="P8">For example:</text:p>
      <text:p text:style-name="P8"/>
      <text:p text:style-name="P8">rx_samples_to_file ​​--args="fpga=/path/to/custom/usrp_e310_rfnoc_fpga.bit" ...</text:p>
      <text:p text:style-name="Standard"/>
      <text:p text:style-name="Standard"/>
      <text:p text:style-name="Standard"/>
      <text:p text:style-name="P86">Re: synth_design failed for E312 3.9.2 fpga codes when make E310_sg3</text:p>
      <text:p text:style-name="P87">Xingjian Chen</text:p>
      <text:p text:style-name="P88">Mon 4/3/2017 20:34</text:p>
      <text:p text:style-name="P89"><text:span text:style-name="T12">To:</text:span><text:span text:style-name="T13">Ettus Research Support &lt;support@ettus.com&gt;;</text:span></text:p>
      <text:section text:style-name="Sect1" text:name="x_divtagdefaultwrapper">
        <text:p text:style-name="P45">Dear <text:span text:style-name="T11">Nate,</text:span></text:p>
        <text:p text:style-name="P45">Ok, I may try that latter. As you can see in my last email, the output from setupenv.sh should be OK. I will past the result again here. One thing I noted is that my Vivado can build the latest fpga-src/ from Ettus uhd github for E312_sg3. That seems to say the Vivado is good. Also, I forgot to mention that I tried another fpga-src/ folder form a Ubuntu website(at that time I didn't know how to use git checkout, so just google and download the folder from a random website), my Vivado finished the build. But since the .bit result file is mismatching with my UHD, I decided to try some previous versions for fpga-src/ too(3.9.1, 3.9.0, 3.8.5), interestingly, these versions from that website show me the error just like what I got now from Ettus github site for fpga-src/(3.9.2). Thank you. </text:p>
        <text:p text:style-name="P45">~~~~~~~~~~~~~~~~~~~~~~~~~~~~~~~~~~~~~~~~~~~~~</text:p>
        <text:p text:style-name="P46">root@James:/home/james/Desktop/rubish/test/uhd/fpga-src/usrp3/top/e300# <text:soft-page-break/>source setupenv.sh</text:p>
        <text:p text:style-name="P46">Setting up X3x0 FPGA build environment (64-bit)...</text:p>
        <text:p text:style-name="P46">- Vivado: Found (/opt/Xilinx/Vivado/2015.4/bin)</text:p>
        <text:p text:style-name="P47"/>
        <text:p text:style-name="P46">Environment successfully initialized.</text:p>
        <text:p text:style-name="Text_20_body"/>
        <text:p text:style-name="P45">~~~~~~~~~~~~~~~~~~~~~~~~~~~~~~~~~~~~~~~~~~~~~</text:p>
        <text:p text:style-name="P43"/>
        <text:section text:style-name="Sect1" text:name="x_Signature">
          <text:p text:style-name="Text_20_body"/>
          <text:section text:style-name="Sect2" text:name="Section1">
            <text:p text:style-name="P44"><text:bookmark text:name="x_divtagdefaultwrapper"/>Microwave Remote Sensing Laboratory</text:p>
            <text:p text:style-name="P44">Electrical and Computer Engineering</text:p>
            <text:p text:style-name="P44">Univeristy of Massachusetts, Amherst</text:p>
            <text:p text:style-name="P44">PhD Student</text:p>
            <text:p text:style-name="P44">Xingjian Chen</text:p>
          </text:section>
        </text:section>
      </text:section>
      <text:p text:style-name="P68"/>
      <text:section text:style-name="Sect3" text:name="x_divRplyFwdMsg">
        <text:p text:style-name="P66"><text:span text:style-name="T19">From:</text:span> nate.temple@ettus.com &lt;nate.temple@ettus.com&gt; on behalf of Ettus Research Support &lt;support@ettus.com&gt;<text:line-break/><text:span text:style-name="T19">Sent:</text:span> Monday, April 3, 2017 8:12:26 PM<text:line-break/><text:span text:style-name="T19">To:</text:span> Xingjian Chen<text:line-break/><text:span text:style-name="T19">Subject:</text:span> Re: synth_design failed for E312 3.9.2 fpga codes when make E310_sg3</text:p>
        <text:p text:style-name="P67"> </text:p>
      </text:section>
      <text:p text:style-name="P63">Hi Xingjian,</text:p>
      <text:p text:style-name="P64"/>
      <text:p text:style-name="P62">Running 'make help' is just a simple test to ensure that the make file is correct and has the correct supported targets of the E310_*, which based on the output, it does appear to be correct.</text:p>
      <text:p text:style-name="P64"/>
      <text:p text:style-name="P62"><text:soft-page-break/>I would suggest trying to download Vivado Webpack again and reinstall it and then try to build the image again.</text:p>
      <text:p text:style-name="P64"/>
      <text:p text:style-name="P62">When you run the 'source setupenv.sh' command within the top/e300 folder, does it report correctly that Vivado was found ?</text:p>
      <text:p text:style-name="P64"/>
      <text:p text:style-name="P62">Regards,</text:p>
      <text:p text:style-name="P62">Nate Temple</text:p>
      <text:p text:style-name="P65"/>
      <text:p text:style-name="P61"><text:span text:style-name="T13">On Mon, Apr 3, 2017 at 5:07 PM, Xingjian Chen &lt;</text:span><text:a xlink:type="simple" xlink:href="mailto:xingjian@umass.edu" office:target-frame-name="_blank" xlink:show="new" text:style-name="Internet_20_link" text:visited-style-name="Visited_20_Internet_20_Link">xingjian@umass.edu</text:a><text:span text:style-name="T13">&gt; wrote:</text:span></text:p>
      <text:section text:style-name="Sect1" text:name="x_m_-7791741943376249917divtagdefaultwrapper">
        <text:p text:style-name="P70">Dear Nate Temple,</text:p>
        <text:p text:style-name="P70">Here is the output after running 'make help' (I don't get how this can help). One thing different is that I changed parameter VIVADO_VER in the setupenv.sh from 2014.4 to 2015.4 because I am using the latter one. And it still show the error after I run "make E310_sg3". There seems something wrong on my computer. It maybe the setup in Vivado. </text:p>
        <text:p text:style-name="P70"/>
        <text:p text:style-name="P70"/>
        <text:p text:style-name="P70"><text:soft-page-break/>~~~~~~~~~~~~~~~~~~~~~~~~~~~~~~</text:p>
        <text:p text:style-name="P69"/>
        <text:p text:style-name="P72">root@James:/home/james/</text:p>
        <text:p text:style-name="P72">Setting up X3x0 FPGA build environment (64-bit)...</text:p>
        <text:p text:style-name="P72">- Vivado: Found (/opt/Xilinx/Vivado/2015.4/</text:p>
        <text:p text:style-name="P69"/>
        <text:p text:style-name="P72">Environment successfully initialized.</text:p>
        <text:p text:style-name="P72">root@James:/home/james/</text:p>
        <text:p text:style-name="P72">-------------------</text:p>
        <text:p text:style-name="P72">USRP E3X0 FPGA Help</text:p>
        <text:p text:style-name="P72">-------------------</text:p>
        <text:p text:style-name="P72">Usage:</text:p>
        <text:p text:style-name="P71"> <text:span text:style-name="T16">make &lt;Targets&gt; &lt;Options&gt;</text:span></text:p>
        <text:p text:style-name="P69"/>
        <text:p text:style-name="P72">Output:</text:p>
        <text:p text:style-name="P71"><text:soft-page-break/> <text:span text:style-name="T16">build/usrp_&lt;product&gt;_fpga_&lt;</text:span></text:p>
        <text:p text:style-name="P71"> <text:span text:style-name="T16">build/usrp_&lt;product&gt;_fpga_&lt;</text:span></text:p>
        <text:p text:style-name="P71"> <text:span text:style-name="T16">build/usrp_&lt;product&gt;_fpga_&lt;</text:span></text:p>
        <text:p text:style-name="P69"/>
        <text:p text:style-name="P72">Supported Targets</text:p>
        <text:p text:style-name="P72">-----------------</text:p>
        <text:p text:style-name="P72">all: E3XX_idle E3XX_idle_sg3 E310 E310_sg3 (Default target)</text:p>
        <text:p text:style-name="P72">E3XX_idle: Build USRP E3XX idle design.</text:p>
        <text:p text:style-name="P72">E3XX_idle_sg3: Build USRP E3XX idle design.</text:p>
        <text:p text:style-name="P72">E310: Build USRP E310 design for SG1 device.</text:p>
        <text:p text:style-name="P72">E310_sg3: Build USRP E310 design for SG3 device.</text:p>
        <text:p text:style-name="P72">E310_dram_test: Build USRP E310 design with DRAM test.</text:p>
        <text:p text:style-name="P72">E310_dram_test_sg3: Build USRP E310 design with DRAM test.</text:p>
        <text:p text:style-name="P72">clean: Clean up all itarget build outputs.</text:p>
        <text:p text:style-name="P72">cleanall: Clean up all target and ip build outputs.</text:p>
        <text:p text:style-name="P72"><text:soft-page-break/>help:  Show this help message.</text:p>
        <text:p text:style-name="P69"/>
        <text:p text:style-name="P72">Supported Options</text:p>
        <text:p text:style-name="P72">-----------------</text:p>
        <text:p text:style-name="P72">GUI=1     Launch the build in the Vivado GUI.</text:p>
        <text:p text:style-name="P72">root@James:/home/james/</text:p>
        <text:p text:style-name="P69"/>
      </text:section>
      <text:p text:style-name="P90"/>
      <text:section text:style-name="Sect3" text:name="x_m_-7791741943376249917divRplyFwdMsg">
        <text:p text:style-name="P35"><text:span text:style-name="T18">From:</text:span><text:span text:style-name="T17"> </text:span><text:a xlink:type="simple" xlink:href="mailto:nate.temple@ettus.com" office:target-frame-name="_blank" xlink:show="new" text:style-name="Internet_20_link" text:visited-style-name="Visited_20_Internet_20_Link">nate.temple@ettus.com</text:a><text:span text:style-name="T17"> &lt;</text:span><text:a xlink:type="simple" xlink:href="mailto:nate.temple@ettus.com" office:target-frame-name="_blank" xlink:show="new" text:style-name="Internet_20_link" text:visited-style-name="Visited_20_Internet_20_Link">nate.temple@ettus.com</text:a><text:span text:style-name="T17">&gt; on behalf of Ettus Research Support &lt;</text:span><text:a xlink:type="simple" xlink:href="mailto:support@ettus.com" office:target-frame-name="_blank" xlink:show="new" text:style-name="Internet_20_link" text:visited-style-name="Visited_20_Internet_20_Link">support@ettus.com</text:a><text:span text:style-name="T17">&gt;<text:line-break/></text:span><text:span text:style-name="T18">Sent:</text:span><text:span text:style-name="T17"> Monday, April 3, 2017 7:40:09 PM</text:span></text:p>
        <text:p text:style-name="P37"><text:line-break/><text:span text:style-name="T19">To:</text:span> Xingjian Chen<text:line-break/><text:span text:style-name="T19">Subject:</text:span> Re: synth_design failed for E312 3.9.2 fpga codes when make E310_sg3</text:p>
        <text:p text:style-name="P38"> </text:p>
      </text:section>
      <text:p text:style-name="P41">Hi Xingjian,</text:p>
      <text:p text:style-name="P42"/>
      <text:p text:style-name="P40">This should work without issue with Vivado 2015.4 / Ubuntu 14.04.</text:p>
      <text:p text:style-name="P42"/>
      <text:p text:style-name="P40">I've just went through the process exactly as you have and am currently building a E310_sg3 image. </text:p>
      <text:p text:style-name="P42"/>
      <text:p text:style-name="P40">Can you please try deleting your cloned UHD repo, and reclone it recursively, then do the checkout for the 3.9.2 release, then switch your directly to top/e300 and source the setupenv.sh script.</text:p>
      <text:p text:style-name="P42"/>
      <text:p text:style-name="P40">At this point, can you run 'make help' and send the output, and then try running 'make E310_sg3' again with the new sources?</text:p>
      <text:p text:style-name="P42"/>
      <text:p text:style-name="P42"/>
      <text:p text:style-name="P40">Regards,</text:p>
      <text:p text:style-name="P40">Nate Temple</text:p>
      <text:p text:style-name="P35"/>
      <text:p text:style-name="P39"><text:span text:style-name="T13">On Mon, Apr 3, 2017 at 4:36 PM, Xingjian Chen &lt;</text:span><text:a xlink:type="simple" xlink:href="mailto:xingjian@umass.edu" office:target-frame-name="_blank" xlink:show="new" text:style-name="Internet_20_link" text:visited-style-name="Visited_20_Internet_20_Link">xingjian@umass.edu</text:a><text:span text:style-name="T13">&gt; wrote:</text:span></text:p>
      <text:section text:style-name="Sect1" text:name="x_m_-7791741943376249917m_8883111441538487075divtagdefaultwrapper">
        <text:p text:style-name="P93">Nate,</text:p>
        <text:p text:style-name="P95"><text:soft-page-break/>Which version of Xilinx Vivado Webpack are you using? </text:p>
        <text:p text:style-name="P95">Vivado 2015.4</text:p>
        <text:p text:style-name="P95">What version OS are you using as well?</text:p>
        <text:p text:style-name="P95">Ubuntu LTS 14.04</text:p>
        <text:p text:style-name="P92"/>
        <text:section text:style-name="Sect1" text:name="x_m_-7791741943376249917m_8883111441538487075Signature">
          <text:p text:style-name="P35"/>
          <text:section text:style-name="Sect2" text:name="Section2">
            <text:p text:style-name="P94"><text:bookmark text:name="x_m_-7791741943376249917m_8883111441538487075divtagdefaultwrapper"/></text:p>
          </text:section>
        </text:section>
      </text:section>
      <text:p text:style-name="P91"/>
      <text:section text:style-name="Sect3" text:name="x_m_-7791741943376249917m_8883111441538487075divRplyFwdMsg">
        <text:p text:style-name="P35"><text:span text:style-name="T18">From:</text:span><text:span text:style-name="T17"> </text:span><text:a xlink:type="simple" xlink:href="mailto:nate.temple@ettus.com" office:target-frame-name="_blank" xlink:show="new" text:style-name="Internet_20_link" text:visited-style-name="Visited_20_Internet_20_Link">nate.temple@ettus.com</text:a><text:span text:style-name="T17"> &lt;</text:span><text:a xlink:type="simple" xlink:href="mailto:nate.temple@ettus.com" office:target-frame-name="_blank" xlink:show="new" text:style-name="Internet_20_link" text:visited-style-name="Visited_20_Internet_20_Link">nate.temple@ettus.com</text:a><text:span text:style-name="T17">&gt; on behalf of Ettus Research Support &lt;</text:span><text:a xlink:type="simple" xlink:href="mailto:support@ettus.com" office:target-frame-name="_blank" xlink:show="new" text:style-name="Internet_20_link" text:visited-style-name="Visited_20_Internet_20_Link">support@ettus.com</text:a><text:span text:style-name="T17">&gt;<text:line-break/></text:span><text:span text:style-name="T18">Sent:</text:span><text:span text:style-name="T17"> Monday, April 3, 2017 7:32:29 PM</text:span></text:p>
        <text:p text:style-name="P37"><text:line-break/><text:span text:style-name="T19">To:</text:span> Xingjian Chen<text:line-break/><text:span text:style-name="T19">Subject:</text:span> Re: synth_design failed for E312 3.9.2 fpga codes when make E310_sg3</text:p>
        <text:p text:style-name="P38"> </text:p>
      </text:section>
      <text:p text:style-name="P41">Hi Xingjian,</text:p>
      <text:p text:style-name="P42"/>
      <text:p text:style-name="P40">Which version of Xilinx Vivado Webpack are you using? What version OS are you using as well?</text:p>
      <text:p text:style-name="P42"/>
      <text:p text:style-name="P42"/>
      <text:p text:style-name="P42"/>
      <text:p text:style-name="P42"/>
      <text:p text:style-name="P42"/>
      <text:p text:style-name="P40">Regards,</text:p>
      <text:p text:style-name="P40">Nate Temple</text:p>
      <text:p text:style-name="P35"/>
      <text:p text:style-name="P39"><text:span text:style-name="T13">On Mon, Apr 3, 2017 at 4:27 PM, Xingjian Chen &lt;</text:span><text:a xlink:type="simple" xlink:href="mailto:xingjian@umass.edu" office:target-frame-name="_blank" xlink:show="new" text:style-name="Internet_20_link" text:visited-style-name="Visited_20_Internet_20_Link">xingjian@umass.edu</text:a><text:span text:style-name="T13">&gt; wrote:</text:span></text:p>
      <text:section text:style-name="Sect1" text:name="x_m_-7791741943376249917m_8883111441538487075m_880604863681298461divtagdefaultwrapper">
        <text:p text:style-name="P99">it still gets the same errors after I setup the environment by inserting "source setupenv.sh" </text:p>
        <text:p text:style-name="P99">before "make E310_sg3".</text:p>
        <text:p text:style-name="P97"/>
        <text:section text:style-name="Sect1" text:name="x_m_-7791741943376249917m_8883111441538487075m_880604863681298461Signature">
          <text:p text:style-name="P35"/>
          <text:section text:style-name="Sect2" text:name="Section3">
            <text:p text:style-name="P98"><text:bookmark text:name="x_m_-7791741943376249917m_8883111441538487075m_880604863681298461divtagdefaultwrapper"/></text:p>
          </text:section>
        </text:section>
      </text:section>
      <text:p text:style-name="P96"/>
      <text:section text:style-name="Sect3" text:name="x_m_-7791741943376249917m_8883111441538487075m_880604863681298461divRplyFwdMsg">
        <text:p text:style-name="P35"><text:span text:style-name="T18">From:</text:span><text:span text:style-name="T17"> </text:span><text:a xlink:type="simple" xlink:href="mailto:nate.temple@ettus.com" office:target-frame-name="_blank" xlink:show="new" text:style-name="Internet_20_link" text:visited-style-name="Visited_20_Internet_20_Link">nate.temple@ettus.com</text:a><text:span text:style-name="T17"> &lt;</text:span><text:a xlink:type="simple" xlink:href="mailto:nate.temple@ettus.com" office:target-frame-name="_blank" xlink:show="new" text:style-name="Internet_20_link" text:visited-style-name="Visited_20_Internet_20_Link">nate.temple@ettus.com</text:a><text:span text:style-name="T17">&gt; on behalf of Ettus Research Support &lt;</text:span><text:a xlink:type="simple" xlink:href="mailto:support@ettus.com" office:target-frame-name="_blank" xlink:show="new" text:style-name="Internet_20_link" text:visited-style-name="Visited_20_Internet_20_Link">support@ettus.com</text:a><text:span text:style-name="T17">&gt;<text:line-break/></text:span><text:span text:style-name="T18">Sent:</text:span><text:span text:style-name="T17"> Monday, April 3, 2017 7:23:52 PM<text:line-break/></text:span><text:span text:style-name="T18">To:</text:span><text:span text:style-name="T17"> Xingjian Chen<text:line-break/></text:span><text:span text:style-name="T18">Subject:</text:span><text:span text:style-name="T17"> Re: synth_design failed for E312 3.9.2 fpga codes when make E310_sg3</text:span></text:p>
        <text:p text:style-name="P38"> </text:p>
      </text:section>
      <text:p text:style-name="P41">Hi,</text:p>
      <text:p text:style-name="P42"/>
      <text:p text:style-name="P40">After you moved into the directory, /uhd/fpga-src/usrp3/top/e300</text:p>
      <text:p text:style-name="P42"/>
      <text:p text:style-name="P40">Did you run the command: <text:span text:style-name="T19">source setupenv.sh</text:span> </text:p>
      <text:p text:style-name="P42"/>
      <text:p text:style-name="P40">Before you ran the command: make E310_sg3</text:p>
      <text:p text:style-name="P42"/>
      <text:p text:style-name="P40"><text:soft-page-break/>?</text:p>
      <text:p text:style-name="P42"/>
      <text:p text:style-name="P40">Additional details of the build process can be found here:</text:p>
      <text:p text:style-name="P42"/>
      <text:p text:style-name="P39"><text:a xlink:type="simple" xlink:href="http://files.ettus.com/manual/md_usrp3_build_instructions.html" office:target-frame-name="_blank" xlink:show="new" text:style-name="Internet_20_link" text:visited-style-name="Visited_20_Internet_20_Link"><text:span text:style-name="T14">http://files.ettus.com/manual/</text:span></text:a></text:p>
      <text:p text:style-name="P42"/>
      <text:p text:style-name="P42"/>
      <text:p text:style-name="P40">Regards,</text:p>
      <text:p text:style-name="P40">Nate Temple</text:p>
      <text:p text:style-name="P35"/>
      <text:p text:style-name="P39"><text:span text:style-name="T13">On Sat, Apr 1, 2017 at 5:47 AM, Xingjian Chen &lt;</text:span><text:a xlink:type="simple" xlink:href="mailto:xingjian@umass.edu" office:target-frame-name="_blank" xlink:show="new" text:style-name="Internet_20_link" text:visited-style-name="Visited_20_Internet_20_Link">xingjian@umass.edu</text:a><text:span text:style-name="T13">&gt; wrote:</text:span></text:p>
      <text:section text:style-name="Sect1" text:name="x_m_-7791741943376249917m_8883111441538487075m_880604863681298461m_9037944833133746161divtagdefaultwrapper">
        <text:p text:style-name="P53">Hi,</text:p>
        <text:p text:style-name="P52">To modify the fpga codes for E312, I git clone the fpga-src by </text:p>
        <text:p text:style-name="P48"><text:bookmark text:name="x_m_-7791741943376249917_m_8883111441538487075_m_880604863681298461_m_9037944833133746161_LPlnk504215"/><text:span text:style-name="T2">git clone --recursive </text:span><text:a xlink:type="simple" xlink:href="https://github.com/EttusResearch/uhd.git" office:target-frame-name="_blank" xlink:show="new" text:style-name="Internet_20_link" text:visited-style-name="Visited_20_Internet_20_Link"><text:span text:style-name="T4">https://github.com</text:span></text:a></text:p>
        <text:p text:style-name="P48"/>
        <text:p text:style-name="P60">and then updates the uhd to 3.9.2</text:p>
        <text:p text:style-name="P51"><text:span text:style-name="T38">­</text:span>cd uhd</text:p>
        <text:p text:style-name="P55">git checkout release_003_009_002</text:p>
        <text:p text:style-name="P56"/>
        <text:p text:style-name="P54">and then <text:span text:style-name="T15">update the FPGA source (fpga-src/) to 3.9.2 too</text:span></text:p>
        <text:p text:style-name="P50">cd fpga-src</text:p>
        <text:p text:style-name="P50">git checkout UHD-3.9.2</text:p>
        <text:p text:style-name="P58"/>
        <text:p text:style-name="P49">These all worked. However, when I go into the directory</text:p>
        <text:p text:style-name="P50">cd /uhd/fpga-src/usrp3/top/e300 and type in</text:p>
        <text:p text:style-name="P50">make E310_sg3</text:p>
        <text:p text:style-name="P57"/>
        <text:p text:style-name="P49">It shoot me some errors as below for many times (this may be related to Makefile and corresponding scripts, I am not sure here). Any idea how to solve this? How should I fix this?</text:p>
        <text:p text:style-name="P57"/>
        <text:p text:style-name="P59">synth_design failed</text:p>
        <text:p text:style-name="P59">ERROR: [Designutils 20-414] HRTInvokeSpec : No Verilog or VHDL sources specified</text:p>
        <text:p text:style-name="P59">ERROR: [Common 17-53] User Exception: No open design. Please open an elaborated, <text:soft-page-break/>synthesized or implemented design before executing this command.</text:p>
        <text:p text:style-name="P59">ERROR: [Common 17-53] User Exception: No open design. Please open an elaborated, synthesized or implemented design before executing this command.</text:p>
        <text:p text:style-name="P59">ERROR: [Common 17-53] User Exception: No open design. Please open an elaborated, synthesized or implemented design before executing this command.</text:p>
        <text:p text:style-name="P59">ERROR: [Common 17-53] User Exception: No open design. Please open an elaborated, synthesized or implemented design before executing this command.</text:p>
        <text:p text:style-name="P59">ERROR: [Common 17-53] User Exception: No open design. Please open an elaborated, synthesized or implemented design before executing this command.</text:p>
        <text:p text:style-name="P59">ERROR: [Common 17-53] User Exception: No open design. Please open an elaborated, synthesized or implemented design before executing this command.</text:p>
        <text:p text:style-name="P59">ERROR: [Vivado 12-398] No designs are open</text:p>
        <text:p text:style-name="P36"><text:line-break/></text:p>
      </text:section>
      <text:p text:style-name="Standard"/>
      <text:p text:style-name="P9">Hello Chen,</text:p>
      <text:p text:style-name="P9"/>
      <text:p text:style-name="P9">what is the output of this command?:</text:p>
      <text:p text:style-name="P9"/>
      <text:p text:style-name="P10">   <text:span text:style-name="T40">$ ls -l /bin/sh</text:span></text:p>
      <text:p text:style-name="P9"/>
      <text:p text:style-name="P9">The commands "echo $0" and "ls -l /bin/sh" are not fundamentally interchangeable. "echo $0" will return the process $0, which, when run in a shell, will tell you the name of the shell. However, if you run this command inside a script, then it will return the name of the script. </text:p>
      <text:p text:style-name="P9"/>
      <text:p text:style-name="P9">On the other hand, "ls -l /bin/sh" returns the *default* shell that the system uses. It will show as a symlink and should point to bash for the testbenches to work. This is what you modify when running "sudo dpkg-reconfigure dash" and choose "no" in order to have "bash" as default.</text:p>
      <text:p text:style-name="P9"/>
      <text:p text:style-name="P9">As an additional example, when I run "echo $0" in my shell it returns "zsh", because that is the shell that I'm am running in my terminal, and the testbenches run just fine, because my default shell is bash (as seen with ls -l /bin/sh).<text:line-break/><text:line-break/>Cheers,</text:p>
      <text:p text:style-name="P9">- Nicolas</text:p>
      <text:p text:style-name="Standard"/>
      <text:p text:style-name="P73">1.从<text:span text:style-name="T22">UBUNTU网站找到的3.9.2，给出错误提示:Error: RuntimeError: Expected FPGA compatibility number 14.x, but got 15.0: </text:span></text:p>
      <text:p text:style-name="P73">2.<text:span text:style-name="T22">UBUNTU 网站上的FPGAimage 是15,code 是14.</text:span></text:p>
      <text:p text:style-name="P73">3. <text:span text:style-name="T22">USRP github CODE是14，FPGA是不能编译。</text:span></text:p>
      <text:p text:style-name="P73">4. <text:span text:style-name="T29">How to generate template tx signal and store in distributed ram in FPGA</text:span></text:p>
      <text:p text:style-name="P73"><text:tab/><text:span text:style-name="T29">a. Use 1024 sample waveform generator wavetable.py. Loopback the tx to rx and record 16384 samples in pc. </text:span></text:p>
      <text:p text:style-name="P73"><text:tab/><text:span text:style-name="T29">b. Use coe_wavetable.py to generate fft template signal</text:span></text:p>
      <text:p text:style-name="P73">5. <text:span text:style-name="T32">Remove Radio 1:</text:span></text:p>
      <text:p text:style-name="P77"><text:a xlink:type="simple" xlink:href="http://lists.ettus.com/pipermail/usrp-users_lists.ettus.com/2016-December/023086.html" text:style-name="Internet_20_link" text:visited-style-name="Visited_20_Internet_20_Link">http://lists.ettus.com/pipermail/usrp-users_lists.ettus.com/2016-December/023086.html</text:a></text:p>
      <text:p text:style-name="P81"><text:soft-page-break/><text:span text:style-name="T32">a. set </text:span><text:span text:style-name="T5">_radio_perifs</text:span><text:span text:style-name="T6">[2] to </text:span><text:span text:style-name="T5">_radio_perifs</text:span><text:span text:style-name="T6">[1] </text:span><text:span text:style-name="T7">in </text:span><text:span text:style-name="T5">e300_impl.</text:span><text:span text:style-name="T7">hpp</text:span></text:p>
      <text:p text:style-name="P83"><text:span text:style-name="T7">b. set </text:span><text:span text:style-name="T9">fpga::NUM_RADIOS</text:span><text:span text:style-name="T7"> = 1;</text:span></text:p>
      <text:p text:style-name="P82"><text:span text:style-name="T7">c. set </text:span><text:span text:style-name="T8">void e300_impl::_update_enables(void):</text:span></text:p>
      <text:p text:style-name="P84"><text:span text:style-name="T8">“ <text:s text:c="3"/></text:span><text:span text:style-name="T10"><text:s text:c="4"/>const bool enb_tx2 = bool(_radio_perifs[FE1].tx_streamer.lock()); </text:span></text:p>
      <text:p text:style-name="P79"><text:s text:c="4"/>const bool enb_rx2 = bool(_radio_perifs[FE1].rx_streamer.lock()); </text:p>
      <text:p text:style-name="P79"><text:s text:c="4"/>UHD_MSG(status) &lt;&lt; "Xingjian77..." &lt;&lt; std::endl; </text:p>
      <text:p text:style-name="P79"><text:s text:c="4"/>const size_t num_rx = (enb_rx2 ? 1:0);//(enb_rx1 ? 1 : 0) + (enb_rx2 ? 1:0); </text:p>
      <text:p text:style-name="P79"><text:s text:c="4"/>const size_t num_tx = (enb_tx2 ? 1:0);//(enb_tx1 ? 1 : 0) + (enb_tx2 ? 1:0); </text:p>
      <text:p text:style-name="P79"><text:s text:c="4"/>const bool mimo = num_rx == 2 or num_tx == 2; </text:p>
      <text:p text:style-name="P79"><text:s text:c="4"/>//setup the active chains in the codec </text:p>
      <text:p text:style-name="P79"><text:s text:c="4"/>//_codec_ctrl-&gt;set_active_chains(enb_tx1, enb_tx2, enb_rx1, enb_rx2); </text:p>
      <text:p text:style-name="P79"><text:s text:c="4"/>_codec_ctrl-&gt;set_active_chains(false, enb_tx2, false, enb_rx2); </text:p>
      <text:p text:style-name="P79"><text:s text:c="4"/>if ((num_rx + num_tx) == 0) </text:p>
      <text:p text:style-name="P79"><text:s text:c="8"/>_codec_ctrl-&gt;set_active_chains( </text:p>
      <text:p text:style-name="P79"><text:s text:c="12"/>true, false, true, false); // enable something</text:p>
      <text:p text:style-name="P80">...</text:p>
      <text:p text:style-name="P80">”</text:p>
      <text:p text:style-name="P78"/>
      <text:p text:style-name="P77"/>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face style:name="Calibri1" svg:font-family="Calibri, Arial, Helvetica, sans-serif"/>
    <style:font-face style:name="Calibri" svg:font-family="Calibri, sans-serif"/>
    <style:font-face style:name="monospace" svg:font-family="monospace, Courier"/>
    <style:font-face style:name="verdana" svg:font-family="verdana, sans-serif"/>
    <style:font-face style:name="wf segoe-ui normal" svg:font-family="'wf segoe-ui normal', 'Segoe UI', 'Segoe WP', Tahoma, Arial, sans-serif"/>
    <style:font-face style:name="wf segoe-ui normal1" svg:font-family="'wf segoe-ui normal', 'Segoe UI', 'Segoe WP', Tahoma, Arial, sans-serif, serif, EmojiFont"/>
    <style:font-face style:name="wf segoe-ui semilight" svg:font-family="'wf segoe-ui semilight', 'Segoe UI Semilight', 'Segoe WP Semilight', 'Segoe UI', 'Segoe WP', Tahom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23:26:56.964941939</meta:creation-date>
    <dc:date>2019-01-15T12:50:00.399116089</dc:date>
    <meta:editing-duration>P7DT22H11M2S</meta:editing-duration>
    <meta:editing-cycles>76</meta:editing-cycles>
    <meta:generator>LibreOffice/6.0.3.2$Linux_X86_64 LibreOffice_project/00m0$Build-2</meta:generator>
    <meta:document-statistic meta:table-count="0" meta:image-count="0" meta:object-count="0" meta:page-count="12" meta:paragraph-count="195" meta:word-count="1749" meta:character-count="12023" meta:non-whitespace-character-count="10384"/>
  </office:meta>
</office:document-meta>
</file>